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6b8" officeooo:paragraph-rsid="00057915"/>
    </style:style>
    <style:style style:name="P2" style:family="paragraph" style:parent-style-name="Standard">
      <style:text-properties officeooo:paragraph-rsid="00057915"/>
    </style:style>
    <style:style style:name="T1" style:family="text">
      <style:text-properties officeooo:rsid="00057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uffling Around has six discrete <text:span text:style-name="T1">regions</text:span>. This document lists all the maps and flowcharts relevant to the game <text:span text:style-name="T1">that are not linear</text:span>. <text:span text:style-name="T1">I did not include the introduction and Trips Strip, as those are largely linear.</text:span></text:p>
      <text:p text:style-name="Standard"/>
      <text:p text:style-name="P1">If you are reading this in FoxIt, ctrl-g will let you choose the right page. Unfortunately, I can’t create a PDF file with full links, because the base OpenOffice document is one page, <text:span text:style-name="T1">and I can’t point to pages that don’t exist before I tack on the other PDF files</text:span>.</text:p>
      <text:p text:style-name="P1"/>
      <text:p text:style-name="P2"><text:span text:style-name="T1">Page 2 </text:span>contains the game map.</text:p>
      <text:p text:style-name="Standard"><text:span text:style-name="T1">Page 3</text:span> contains the walkthrough flowchart for Store F.</text:p>
      <text:p text:style-name="Standard"><text:span text:style-name="T1">Page 4</text:span> contains the walkthrough flowchart for Store I.</text:p>
      <text:p text:style-name="Standard"><text:span text:style-name="T1">Page 5</text:span> contains the walkthrough flowchart for Store M.</text:p>
      <text:p text:style-name="Standard"><text:span text:style-name="T1">Page 6</text:span> contains the walkthrough flowchart for Store R.</text:p>
      <text:p text:style-name="Standard"/>
      <text:p text:style-name="Standard">The maps were created with <text:a xlink:type="simple" xlink:href="http://www.trizbort.com/" text:style-name="Internet_20_link" text:visited-style-name="Visited_20_Internet_20_Link">Trizbort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chultz</meta:initial-creator>
    <meta:creation-date>2017-02-27T22:02:19.19</meta:creation-date>
    <dc:date>2017-02-28T04:47:47.400000000</dc:date>
    <meta:editing-duration>PT16M42S</meta:editing-duration>
    <meta:editing-cycles>5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8" meta:word-count="134" meta:character-count="760" meta:non-whitespace-character-count="634"/>
  </office:meta>
</office:document-meta>
</file>